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90db" officeooo:paragraph-rsid="001a90db"/>
    </style:style>
    <style:style style:name="P2" style:family="paragraph" style:parent-style-name="Standard">
      <style:text-properties officeooo:rsid="001aebdf" officeooo:paragraph-rsid="001aebdf"/>
    </style:style>
    <style:style style:name="P3" style:family="paragraph" style:parent-style-name="Standard">
      <style:text-properties fo:font-weight="bold" officeooo:rsid="001c903b" officeooo:paragraph-rsid="001c903b" style:font-weight-asian="bold" style:font-weight-complex="bold"/>
    </style:style>
    <style:style style:name="P4" style:family="paragraph" style:parent-style-name="Standard">
      <style:text-properties fo:font-weight="normal" officeooo:rsid="001d5b67" officeooo:paragraph-rsid="001d5b67" style:font-weight-asian="normal" style:font-weight-complex="normal"/>
    </style:style>
    <style:style style:name="P5" style:family="paragraph" style:parent-style-name="Standard">
      <style:text-properties officeooo:rsid="001efaac" officeooo:paragraph-rsid="001efaac"/>
    </style:style>
    <style:style style:name="P6" style:family="paragraph" style:parent-style-name="Standard">
      <style:text-properties officeooo:rsid="00215ace" officeooo:paragraph-rsid="00215ace"/>
    </style:style>
    <style:style style:name="P7" style:family="paragraph" style:parent-style-name="Standard">
      <style:text-properties officeooo:rsid="00219e35" officeooo:paragraph-rsid="00219e35"/>
    </style:style>
    <style:style style:name="P8" style:family="paragraph" style:parent-style-name="Standard">
      <style:text-properties fo:font-weight="bold" officeooo:rsid="00219e35" officeooo:paragraph-rsid="00219e35" style:font-weight-asian="bold" style:font-weight-complex="bold"/>
    </style:style>
    <style:style style:name="P9" style:family="paragraph" style:parent-style-name="Standard">
      <style:text-properties fo:font-weight="normal" officeooo:rsid="00219e35" officeooo:paragraph-rsid="00219e35" style:font-weight-asian="normal" style:font-weight-complex="normal"/>
    </style:style>
    <style:style style:name="P10" style:family="paragraph" style:parent-style-name="Standard">
      <style:text-properties fo:font-weight="normal" officeooo:rsid="00219e35" officeooo:paragraph-rsid="0024d22c" style:font-weight-asian="normal" style:font-weight-complex="normal"/>
    </style:style>
    <style:style style:name="P11" style:family="paragraph" style:parent-style-name="Standard">
      <style:text-properties style:text-underline-style="solid" style:text-underline-width="auto" style:text-underline-color="font-color" fo:font-weight="bold" officeooo:rsid="00219e35" officeooo:paragraph-rsid="00219e35" style:font-weight-asian="bold" style:font-weight-complex="bold"/>
    </style:style>
    <style:style style:name="P12" style:family="paragraph" style:parent-style-name="Standard">
      <style:text-properties officeooo:paragraph-rsid="002a5a95"/>
    </style:style>
    <style:style style:name="P13" style:family="paragraph" style:parent-style-name="Standard">
      <style:text-properties style:font-name="Liberation Serif" fo:font-size="12pt" officeooo:paragraph-rsid="002a5a95" style:font-size-asian="12pt" style:font-size-complex="12pt"/>
    </style:style>
    <style:style style:name="P14" style:family="paragraph" style:parent-style-name="Standard">
      <style:text-properties style:font-name="Liberation Serif" fo:font-size="12pt" fo:font-weight="normal" officeooo:rsid="001d5b67" officeooo:paragraph-rsid="001d5b67"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paragraph-rsid="0028c461" style:font-size-asian="12pt" style:font-size-complex="12pt"/>
    </style:style>
    <style:style style:name="P16" style:family="paragraph" style:parent-style-name="Standard">
      <style:text-properties officeooo:rsid="001efaac" officeooo:paragraph-rsid="001efaac"/>
    </style:style>
    <style:style style:name="P17" style:family="paragraph" style:parent-style-name="Standard">
      <style:text-properties officeooo:rsid="002c6f24" officeooo:paragraph-rsid="001efaac"/>
    </style:style>
    <style:style style:name="P18" style:family="paragraph" style:parent-style-name="Standard">
      <style:text-properties officeooo:rsid="002c6f24" officeooo:paragraph-rsid="002c6f24"/>
    </style:style>
    <style:style style:name="T1" style:family="text">
      <style:text-properties style:text-position="super 58%" fo:font-weight="normal" officeooo:rsid="001d5b67"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d5b67" style:font-weight-asian="normal" style:font-weight-complex="normal"/>
    </style:style>
    <style:style style:name="T4" style:family="text">
      <style:text-properties fo:font-weight="normal" officeooo:rsid="00272acb" style:font-weight-asian="normal" style:font-weight-complex="normal"/>
    </style:style>
    <style:style style:name="T5" style:family="text">
      <style:text-properties fo:font-weight="normal" officeooo:rsid="0028a834" style:font-weight-asian="normal" style:font-weight-complex="normal"/>
    </style:style>
    <style:style style:name="T6" style:family="text">
      <style:text-properties fo:font-weight="normal" officeooo:rsid="0020bf6f" style:font-weight-asian="normal" style:font-weight-complex="normal"/>
    </style:style>
    <style:style style:name="T7" style:family="text">
      <style:text-properties fo:font-weight="normal" officeooo:rsid="0028c461" style:font-weight-asian="normal" style:font-weight-complex="normal"/>
    </style:style>
    <style:style style:name="T8" style:family="text">
      <style:text-properties officeooo:rsid="0021b753"/>
    </style:style>
    <style:style style:name="T9" style:family="text">
      <style:text-properties officeooo:rsid="0021e9d3"/>
    </style:style>
    <style:style style:name="T10" style:family="text">
      <style:text-properties officeooo:rsid="0022fffd"/>
    </style:style>
    <style:style style:name="T11" style:family="text">
      <style:text-properties officeooo:rsid="0024d22c"/>
    </style:style>
    <style:style style:name="T12" style:family="text">
      <style:text-properties officeooo:rsid="0026b15c"/>
    </style:style>
    <style:style style:name="T13" style:family="text">
      <style:text-properties officeooo:rsid="00272acb"/>
    </style:style>
    <style:style style:name="T14" style:family="text">
      <style:text-properties officeooo:rsid="0028c461"/>
    </style:style>
    <style:style style:name="T15" style:family="text">
      <style:text-properties fo:font-variant="normal" fo:text-transform="none" fo:color="#444444" style:font-name="arial" fo:font-size="11.25pt" fo:letter-spacing="normal" fo:font-style="normal" fo:font-weight="bold"/>
    </style:style>
    <style:style style:name="T16" style:family="text">
      <style:text-properties fo:font-variant="normal" fo:text-transform="none" fo:color="#444444" fo:font-size="11.25pt" fo:letter-spacing="normal" fo:font-style="normal" fo:font-weight="bold"/>
    </style:style>
    <style:style style:name="T17" style:family="text">
      <style:text-properties fo:font-variant="normal" fo:text-transform="none" fo:color="#444444" fo:letter-spacing="normal" fo:font-style="normal" fo:font-weight="bold"/>
    </style:style>
    <style:style style:name="T18" style:family="text">
      <style:text-properties officeooo:rsid="001d5b67" style:font-weight-asian="normal" style:font-weight-complex="normal"/>
    </style:style>
    <style:style style:name="T19" style:family="text">
      <style:text-properties officeooo:rsid="0028a834" style:font-weight-asian="normal" style:font-weight-complex="normal"/>
    </style:style>
    <style:style style:name="T20" style:family="text">
      <style:text-properties officeooo:rsid="001efaac" style:font-weight-asian="normal" style:font-weight-complex="normal"/>
    </style:style>
    <style:style style:name="T21" style:family="text">
      <style:text-properties officeooo:rsid="0028c461" style:font-weight-asian="normal" style:font-weight-complex="normal"/>
    </style:style>
    <style:style style:name="T22" style:family="text">
      <style:text-properties officeooo:rsid="002a5a95"/>
    </style:style>
    <style:style style:name="T23" style:family="text">
      <style:text-properties fo:font-weight="bold" officeooo:rsid="001d5b67"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our Guide App</text:p>
      <text:p text:style-name="P8"/>
      <text:p text:style-name="P8">Features</text:p>
      <text:p text:style-name="P9">&lt;ul&gt;</text:p>
      <text:p text:style-name="P9"><text:s text:c="18"/>&lt;li&gt;The first tab is a campus map <text:span text:style-name="T8">image</text:span> overlaid on a Google map to show <text:span text:style-name="T8">the </text:span>user<text:span text:style-name="T8">'s</text:span> <text:span text:style-name="T8">location</text:span>&lt;/li&gt;</text:p>
      <text:p text:style-name="P9"><text:s text:c="18"/>&lt;li&gt;<text:span text:style-name="T8">The second tab is a </text:span>QR scanner used to scan code<text:span text:style-name="T8">s</text:span> at each destination&lt;/li&gt;</text:p>
      <text:p text:style-name="P9"><text:s text:c="18"/>&lt;li&gt;<text:span text:style-name="T8">Finally a m</text:span>odal then displays the information about the building&lt;/li&gt;</text:p>
      <text:p text:style-name="P9"><text:s/>&lt;/ul&gt;</text:p>
      <text:p text:style-name="P8">Front End</text:p>
      <text:p text:style-name="P9">&lt;ul&gt;</text:p>
      <text:p text:style-name="P9"><text:s text:c="18"/>&lt;li&gt;Th<text:span text:style-name="T8">is</text:span> <text:span text:style-name="T8">cross platform</text:span> app is built using Intel XDK <text:span text:style-name="T8">and</text:span> consist<text:span text:style-name="T8">s</text:span> of HTML, CSS, JS, and a<text:span text:style-name="T9">n</text:span> XML file&lt;/li&gt;</text:p>
      <text:p text:style-name="P9"><text:s text:c="18"/>&lt;li&gt;Bootstrap is the framework for the app's view&lt;/li&gt;</text:p>
      <text:p text:style-name="P9"><text:s text:c="18"/>&lt;li&gt;The map tab <text:span text:style-name="T9">utilizes</text:span> the Google maps Java Script API&lt;/li&gt;</text:p>
      <text:p text:style-name="P9"><text:s text:c="18"/>&lt;li&gt;The QR scanner uses Apache Cordova<text:span text:style-name="T9">'s</text:span> bar code scanner&lt;/li&gt;</text:p>
      <text:p text:style-name="P9"><text:s text:c="18"/>&lt;li&gt;<text:span text:style-name="T9">T</text:span>he <text:span text:style-name="T9">m</text:span>odal <text:span text:style-name="T9">is populated via a JSON structure</text:span>&lt;/li&gt;</text:p>
      <text:p text:style-name="P9"><text:s text:c="16"/>&lt;/ul&gt;</text:p>
      <text:p text:style-name="P8">Back End</text:p>
      <text:p text:style-name="P9">&lt;ul&gt;</text:p>
      <text:p text:style-name="P10"><text:s text:c="18"/>&lt;li&gt;<text:span text:style-name="T10">The database is a non relational structure that is built with MongoDB</text:span>&lt;/li&gt;</text:p>
      <text:p text:style-name="P9"><text:s text:c="18"/>&lt;li&gt;<text:span text:style-name="T11">T</text:span>he server <text:span text:style-name="T11">uses Node.JS</text:span> for processing requests <text:span text:style-name="T11">and database extraction</text:span>&lt;/li&gt;</text:p>
      <text:p text:style-name="P9"><text:s text:c="16"/>&lt;/ul&gt;</text:p>
      <text:p text:style-name="P9"/>
      <text:p text:style-name="P11">Heat Seeker</text:p>
      <text:p text:style-name="P8"/>
      <text:p text:style-name="P8">Features</text:p>
      <text:p text:style-name="P7">&lt;ul&gt;</text:p>
      <text:p text:style-name="P7"><text:s text:c="18"/>&lt;li&gt;The radar social map features anonymously uploaded locations <text:span text:style-name="T12">that</text:span> will give real time analytics to the user about the qua<text:span text:style-name="T12">l</text:span>ity and qua<text:span text:style-name="T12">nt</text:span>ity of <text:span text:style-name="T12">other</text:span> users.&lt;/li&gt;</text:p>
      <text:p text:style-name="P7"><text:s text:c="18"/>&lt;li&gt;Photo/Check-in Button is where users click to take a photo of their surroundings, in social media trends users tend to like to show off the places they frequent.&lt;/li&gt;</text:p>
      <text:p text:style-name="P7"><text:s text:c="18"/>&lt;li&gt;The Feed page is where users can browse photos taken by other users within a preference set radius. This allows users to stay in touch with other people on the app.&lt;/li&gt;</text:p>
      <text:p text:style-name="P7"><text:s text:c="16"/>&lt;/ul&gt;</text:p>
      <text:p text:style-name="P8">Front End</text:p>
      <text:p text:style-name="P8">&lt;<text:span text:style-name="T2">ul&gt;</text:span></text:p>
      <text:p text:style-name="P9"><text:s text:c="18"/>&lt;li&gt;This app is built using Adobe PhoneGap which <text:span text:style-name="T12">creates a cross platform app from</text:span> HTML, CSS, and JS <text:span text:style-name="T12">scripts.</text:span>&lt;/li&gt;</text:p>
      <text:p text:style-name="P9"><text:s text:c="18"/>&lt;li&gt;Framework 7 is the core infrastructure used in the creation of the <text:span text:style-name="T12">view</text:span>.&lt;/li&gt;</text:p>
      <text:p text:style-name="P9"><text:s text:c="18"/>&lt;li&gt;Google maps API was used in the construction of the radar social map. The map is then overla<text:span text:style-name="T12">id</text:span> with the heat map feature to show activity.&lt;/li&gt;</text:p>
      <text:p text:style-name="P9"><text:s text:c="18"/>&lt;li&gt;The check-in feature uses the Apache Cordova plug-in to take pictures <text:span text:style-name="T12">using the devices camera.</text:span>&lt;/li&gt;</text:p>
      <text:p text:style-name="P9"><text:s text:c="16"/>&lt;/ul&gt;</text:p>
      <text:p text:style-name="P8">Back End</text:p>
      <text:p text:style-name="P9">&lt;ul&gt;</text:p>
      <text:p text:style-name="P9"><text:s text:c="18"/>&lt;li&gt;The data for Heat Seeker is stored in a MySQL database.&lt;/li&gt;</text:p>
      <text:p text:style-name="P9"><text:s text:c="18"/>&lt;li&gt;WEB2PY is used as the server responsible for populating the app with content. The <text:soft-page-break/>server also acts as a controller <text:span text:style-name="T12">to</text:span> updat<text:span text:style-name="T12">e</text:span> <text:span text:style-name="T12">the data model</text:span>.&lt;/li&gt;</text:p>
      <text:p text:style-name="P9"><text:s text:c="16"/>&lt;/ul&gt;</text:p>
      <text:p text:style-name="P1"/>
      <text:p text:style-name="P3">Title Well</text:p>
      <text:p text:style-name="P7"><text:span text:style-name="T13">Hello and welcome to my website, this page</text:span> showcases <text:span text:style-name="T12">some of </text:span>the work that I have done over the past year.</text:p>
      <text:p text:style-name="P7"><text:s text:c="17"/>All of these projects are custom designed solutions that use a</text:p>
      <text:p text:style-name="P7"><text:s text:c="17"/>variety of technologies <text:span text:style-name="T13">to accomplish the task</text:span>. The user interfaces are designed to be</text:p>
      <text:p text:style-name="P7"><text:s text:c="17"/>intuitive <text:span text:style-name="T13">as well as</text:span> appealing to the eye. The back end servers are</text:p>
      <text:p text:style-name="P7"><text:s text:c="17"/>built to be reliable and flexible for</text:p>
      <text:p text:style-name="P7"><text:s text:c="17"/>the addition of new functionality. <text:span text:style-name="T13">If you have any questions about me or my work please feel free to contact me via the last tab.</text:span></text:p>
      <text:p text:style-name="P2"/>
      <text:p text:style-name="P12"><text:span text:style-name="T23">About Me</text:span></text:p>
      <text:p text:style-name="P13"><text:span text:style-name="T3">I have been </text:span><text:span text:style-name="T4">involved</text:span><text:span text:style-name="T3"> with computers for the majority of my life. At a young age I enjoyed tinkering with the insides of computers, with </text:span><text:span text:style-name="T5">at first</text:span><text:span text:style-name="T3"> little to no success. This grew into a hobby of implementing </text:span><text:span text:style-name="T5">obscure</text:span><text:span text:style-name="T3"> 3</text:span><text:span text:style-name="T1">rd</text:span><text:span text:style-name="T3"> party software and </text:span><text:span text:style-name="T6">constructing</text:span><text:span text:style-name="T3"> my own personal computers. </text:span><text:span text:style-name="T5">Curiosity</text:span><text:span text:style-name="T3"> slowly grew </text:span><text:span text:style-name="T5">the hobby</text:span><text:span text:style-name="T3"> into an addiction, and led to </text:span><text:span text:style-name="T5">software</text:span><text:span text:style-name="T3"> develop</text:span><text:span text:style-name="T5">ment</text:span><text:span text:style-name="T3">. The third party software I used </text:span><text:span text:style-name="T5">showed weaknesses that </text:span><text:span text:style-name="T7">demonstrated to me the need for improvements</text:span><text:span text:style-name="T3"> both in stability and usability. </text:span></text:p>
      <text:p text:style-name="P14"/>
      <text:p text:style-name="P15"><text:span text:style-name="T18">I started programming in Java my junior year of high school. This robust language gave me a taste of something I craved, the ability to make something that was my own. The next big step was my entrance into </text:span><text:span text:style-name="T17">Rensselaer Polytechnic Institute</text:span><text:span text:style-name="T18"> as a major </text:span><text:span text:style-name="T19">in</text:span><text:span text:style-name="T18"> computer science. The college setting thoroughly stimulated my craving </text:span><text:span text:style-name="T21">for programming,</text:span><text:span text:style-name="T18"> both in intensity and breadth of usages. These four years gave me exposure to </text:span><text:span text:style-name="T21">new</text:span><text:span text:style-name="T18"> languages, frameworks, design patterns, and </text:span><text:span text:style-name="T20">ideas that were beyond my </text:span><text:span text:style-name="T21">existing</text:span><text:span text:style-name="T20"> knowledge.</text:span></text:p>
      <text:p text:style-name="P4"/>
      <text:p text:style-name="P5"><text:span text:style-name="T14">The next step for me is software development in a professional setting</text:span>. <text:span text:style-name="T14">I am looking for an fast paced agile team of developers that need an entry level developer. I have experience throughout the full stack of development and the curiosity to learn new tricks of the trade.</text:span> <text:span text:style-name="T22">I have also been exposed to agile methodologies and version control from group work at school. If you have any questions or would like to contact me please refer to the last tab, thank you.</text:span></text:p>
      <text:p text:style-name="P17"/>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Colosky</meta:initial-creator>
    <meta:creation-date>2015-12-25T11:56:56.573803853</meta:creation-date>
    <dc:date>2016-01-14T15:52:48.467324998</dc:date>
    <dc:creator>Edward Colosky</dc:creator>
    <meta:editing-duration>P1DT19H8M57S</meta:editing-duration>
    <meta:editing-cycles>9</meta:editing-cycles>
    <meta:generator>LibreOffice/4.2.7.2$Linux_X86_64 LibreOffice_project/420m0$Build-2</meta:generator>
    <meta:document-statistic meta:table-count="0" meta:image-count="0" meta:object-count="0" meta:page-count="2" meta:paragraph-count="50" meta:word-count="682" meta:character-count="4517" meta:non-whitespace-character-count="3376"/>
  </office:meta>
</office:document-meta>
</file>